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dweb@jlp-04:~$ sudo apt install mongodb</text:p>
      <text:p text:style-name="Standard">[sudo] password for addweb: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mongodb is already the newest version (1:3.6.9+really3.6.8+90~g8e540c0b6d-0ubuntu5.3).</text:p>
      <text:p text:style-name="Standard">The following packages were automatically installed and are no longer required:</text:p>
      <text:p text:style-name="Standard"><text:s text:c="2"/>chromium-codecs-ffmpeg-extra gstreamer1.0-vaapi gyp javascript-common</text:p>
      <text:p text:style-name="Standard"><text:s text:c="2"/>libc-ares2 libgstreamer-plugins-bad1.0-0 libjs-inherits libjs-is-typedarray</text:p>
      <text:p text:style-name="Standard"><text:s text:c="2"/>libjs-psl libjs-typedarray-to-buffer libpython2-stdlib libpython2.7-minimal</text:p>
      <text:p text:style-name="Standard"><text:s text:c="2"/>libpython2.7-stdlib libssl-dev libuv1-dev libva-wayland2 nodejs-doc</text:p>
      <text:p text:style-name="Standard"><text:s text:c="2"/>python-pkg-resources python2 python2-minimal python2.7 python2.7-minimal</text:p>
      <text:p text:style-name="Standard">Use 'sudo apt autoremove' to remove them.</text:p>
      <text:p text:style-name="Standard">0 upgraded, 0 newly installed, 0 to remove and 0 not upgraded.</text:p>
      <text:p text:style-name="Standard">addweb@jlp-04:~$ sudo apt update</text:p>
      <text:p text:style-name="Standard">Hit:1 https://dl.google.com/linux/chrome/deb stable InRelease <text:s text:c="17"/></text:p>
      <text:p text:style-name="Standard">Hit:2 https://deb.nodesource.com/node_16.x focal InRelease <text:s text:c="20"/></text:p>
      <text:p text:style-name="Standard">Hit:3 http://ppa.launchpad.net/deadsnakes/ppa/ubuntu focal InRelease <text:s text:c="10"/></text:p>
      <text:p text:style-name="Standard">Err:4 http://in.archive.ubuntu.com/ubuntu focal InRelease <text:s text:c="21"/></text:p>
      <text:p text:style-name="Standard"><text:s text:c="2"/>Temporary failure resolving 'in.archive.ubuntu.com'</text:p>
      <text:p text:style-name="Standard">Err:5 https://packages.microsoft.com/repos/vscode stable InRelease <text:s text:c="12"/></text:p>
      <text:p text:style-name="Standard"><text:s text:c="2"/>Temporary failure resolving 'packages.microsoft.com'</text:p>
      <text:p text:style-name="Standard">Err:6 http://security.ubuntu.com/ubuntu focal-security InRelease <text:s text:c="14"/></text:p>
      <text:p text:style-name="Standard"><text:s text:c="2"/>Temporary failure resolving 'security.ubuntu.com'</text:p>
      <text:p text:style-name="Standard">Err:7 http://packages.microsoft.com/repos/code stable InRelease <text:s text:c="15"/></text:p>
      <text:p text:style-name="Standard"><text:s text:c="2"/>Temporary failure resolving 'packages.microsoft.com'</text:p>
      <text:p text:style-name="Standard">Hit:8 https://repo.skype.com/deb stable InRelease <text:s text:c="29"/></text:p>
      <text:p text:style-name="Standard">Get:9 http://in.archive.ubuntu.com/ubuntu focal-updates InRelease [114 kB]</text:p>
      <text:p text:style-name="Standard">Get:10 http://in.archive.ubuntu.com/ubuntu focal-backports InRelease [108 kB]</text:p>
      <text:p text:style-name="Standard">Fetched 222 kB in 31s (7,257 B/s) <text:s/>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All packages are up to date.</text:p>
      <text:p text:style-name="Standard">W: Failed to fetch http://in.archive.ubuntu.com/ubuntu/dists/focal/InRelease <text:s/>Temporary failure resolving 'in.archive.ubuntu.com'</text:p>
      <text:p text:style-name="Standard">W: Failed to fetch http://security.ubuntu.com/ubuntu/dists/focal-security/InRelease <text:s/>Temporary failure resolving 'security.ubuntu.com'</text:p>
      <text:p text:style-name="Standard">W: Failed to fetch https://packages.microsoft.com/repos/vscode/dists/stable/InRelease <text:s/>Temporary failure resolving 'packages.microsoft.com'</text:p>
      <text:p text:style-name="Standard">W: Failed to fetch http://packages.microsoft.com/repos/code/dists/stable/InRelease <text:s/>Temporary failure resolving 'packages.microsoft.com'</text:p>
      <text:p text:style-name="Standard">W: Some index files failed to download. They have been ignored, or old ones used instead.</text:p>
      <text:p text:style-name="Standard">addweb@jlp-04:~$ sudo service mongodb start</text:p>
      <text:p text:style-name="Standard">addweb@jlp-04:~$ mongo</text:p>
      <text:p text:style-name="Standard">MongoDB shell version v3.6.8</text:p>
      <text:p text:style-name="Standard">connecting to: mongodb://127.0.0.1:27017</text:p>
      <text:p text:style-name="Standard">Implicit session: session { "id" : UUID("fc024f0b-0e5d-4324-8172-db47f62373df") }</text:p>
      <text:p text:style-name="Standard">MongoDB server version: 3.6.8</text:p>
      <text:p text:style-name="Standard">Server has startup warnings: </text:p>
      <text:p text:style-name="Standard">2021-12-28T11:24:02.919+0530 I STORAGE <text:s/>[initandlisten] </text:p>
      <text:p text:style-name="Standard"><text:soft-page-break/>2021-12-28T11:24:02.919+0530 I STORAGE <text:s/>[initandlisten] ** WARNING: Using the XFS filesystem is strongly recommended with the WiredTiger storage engine</text:p>
      <text:p text:style-name="Standard">2021-12-28T11:24:02.919+0530 I STORAGE <text:s/>[initandlisten] ** <text:s text:c="9"/>See http://dochub.mongodb.org/core/prodnotes-filesystem</text:p>
      <text:p text:style-name="Standard">2021-12-28T11:24:03.762+0530 I CONTROL <text:s/>[initandlisten] </text:p>
      <text:p text:style-name="Standard">2021-12-28T11:24:03.762+0530 I CONTROL <text:s/>[initandlisten] ** WARNING: Access control is not enabled for the database.</text:p>
      <text:p text:style-name="Standard">2021-12-28T11:24:03.762+0530 I CONTROL <text:s/>[initandlisten] ** <text:s text:c="9"/>Read and write access to data and configuration is unrestricted.</text:p>
      <text:p text:style-name="Standard">2021-12-28T11:24:03.762+0530 I CONTROL <text:s/>[initandlisten] </text:p>
      <text:p text:style-name="Standard">&gt; show dbs</text:p>
      <text:p text:style-name="Standard">admin <text:s text:c="3"/>0.000GB</text:p>
      <text:p text:style-name="Standard">config <text:s text:c="2"/>0.000GB</text:p>
      <text:p text:style-name="Standard">local <text:s text:c="3"/>0.000GB</text:p>
      <text:p text:style-name="Standard">student <text:s/>0.000GB</text:p>
      <text:p text:style-name="Standard">&gt; use customerapp;</text:p>
      <text:p text:style-name="Standard">switched to db customerapp</text:p>
      <text:p text:style-name="Standard">&gt; db.createCollection("users");</text:p>
      <text:p text:style-name="Standard">{ "ok" : 1 }</text:p>
      <text:p text:style-name="Standard">&gt; show collection;</text:p>
      <text:p text:style-name="Standard">2021-12-28T12:58:37.907+0530 E QUERY <text:s text:c="3"/>[thread1] Error: don't know how to show [collection] :</text:p>
      <text:p text:style-name="Standard">shellHelper.show@src/mongo/shell/utils.js:997:11</text:p>
      <text:p text:style-name="Standard">shellHelper@src/mongo/shell/utils.js:750:15</text:p>
      <text:p text:style-name="Standard">@(shellhelp2):1:1</text:p>
      <text:p text:style-name="Standard">&gt; show collections;</text:p>
      <text:p text:style-name="Standard">users</text:p>
      <text:p text:style-name="Standard">&gt; db.users.insert([{first_name:"Aditya",last_name:"Dwivedi",email:"adi@12.com",Add:"kota",pincode:"123")]};</text:p>
      <text:p text:style-name="Standard">20db.users.insert([{first_name:"Aditya",last_name:"Dwivedi",email:"adi@12.com",Add:"kota",pincode:"123")]};</text:p>
      <text:p text:style-name="Standard">2021-12-28T13:18:33.731+0530 E QUERY <text:s text:c="3"/>[thread1] SyntaxError: missing } after property list @(shell):1:101</text:p>
      <text:p text:style-name="Standard">&gt; db.users.insert({'name':'aditya', 'lang': 'java' , 'exp' : '5', 'mob':'1234' ,'salary':"20000"});</text:p>
      <text:p text:style-name="Standard">WriteResult({ "nInserted" : 1 })</text:p>
      <text:p text:style-name="Standard">&gt; db.users.find();</text:p>
      <text:p text:style-name="Standard">{ "_id" : ObjectId("61cac2a2eacd359d754a25e5"), "name" : "aditya", "lang" : "java", "exp" : "5", "mob" : "1234", "salary" : "20000" }</text:p>
      <text:p text:style-name="Standard">&gt; db.user.insert({'name':'nikhil','lang':'python','exp':'2','mob':'121','salary':"10000"});</text:p>
      <text:p text:style-name="Standard">WriteResult({ "nInserted" : 1 })</text:p>
      <text:p text:style-name="Standard">&gt; db.user.insert({'name':'mukesh','lang':'js','exp':'2','mob':'1211','salary':"110000"});</text:p>
      <text:p text:style-name="Standard">WriteResult({ "nInserted" : 1 })</text:p>
      <text:p text:style-name="Standard">&gt; db.user.insert({'name':'vinit','lang':'jss','exp':'3','mob':'121111','salary':"1110000"});</text:p>
      <text:p text:style-name="Standard">WriteResult({ "nInserted" : 1 })</text:p>
      <text:p text:style-name="Standard">&gt; db.user.insert({'name':'vinita','lang':'jsas','exp':'31','mob':'1211111','salary':"11110000"});</text:p>
      <text:p text:style-name="Standard">WriteResult({ "nInserted" : 1 })</text:p>
      <text:p text:style-name="Standard">&gt; db.user.insert({'name':'vinitaaaa','lang':'jsaas','exp':'1','mob':'12111111','salary':"1111"});</text:p>
      <text:p text:style-name="Standard">WriteResult({ "nInserted" : 1 })</text:p>
      <text:p text:style-name="Standard">&gt; db.user.insert({'name':'lokesh','lang':'cobol','exp':'11','mob':'1211111176','salary':"11111"});</text:p>
      <text:p text:style-name="Standard">WriteResult({ "nInserted" : 1 })</text:p>
      <text:p text:style-name="Standard">&gt; db.user.insert({'name':'lok','lang':'coboli','exp':'10','mob':'121111117116','salary':"1111111"});</text:p>
      <text:p text:style-name="Standard"><text:soft-page-break/>WriteResult({ "nInserted" : 1 })</text:p>
      <text:p text:style-name="Standard">&gt; db.user.insert({'name':'loke','lang':'coboii','exp':'13','mob':'1211111171162','salary':"113545641"});</text:p>
      <text:p text:style-name="Standard">WriteResult({ "nInserted" : 1 })</text:p>
      <text:p text:style-name="Standard">&gt; db.user.insert({'name':'lokew','lang':'coboiiw','exp':'10','mob':'121111162','salary':"11333"});</text:p>
      <text:p text:style-name="Standard">WriteResult({ "nInserted" : 1 })</text:p>
      <text:p text:style-name="Standard">&gt; db.user.insert({'name':'loliw','lang':'cobo','exp':'10','mob':'121111162','salary':"11333"});</text:p>
      <text:p text:style-name="Standard">WriteResult({ "nInserted" : 1 })</text:p>
      <text:p text:style-name="Standard">&gt; db.user.insert({'name':'mansi','lang':'mongo','exp':'30','mob':'1211111623','salary':"1133333"});</text:p>
      <text:p text:style-name="Standard">WriteResult({ "nInserted" : 1 })</text:p>
      <text:p text:style-name="Standard">&gt; db.users.find();</text:p>
      <text:p text:style-name="Standard">{ "_id" : ObjectId("61cac2a2eacd359d754a25e5"), "name" : "aditya", "lang" : "java", "exp" : "5", "mob" : "1234", "salary" : "20000" }</text:p>
      <text:p text:style-name="Standard">&gt; db.user.find();</text:p>
      <text:p text:style-name="Standard">{ "_id" : ObjectId("61cac37beacd359d754a25e6"), "name" : "nikhil", "lang" : "python", "exp" : "2", "mob" : "121", "salary" : "10000" }</text:p>
      <text:p text:style-name="Standard">{ "_id" : ObjectId("61cac395eacd359d754a25e7"), "name" : "mukesh", "lang" : "js", "exp" : "2", "mob" : "1211", "salary" : "110000" }</text:p>
      <text:p text:style-name="Standard">{ "_id" : ObjectId("61cac3adeacd359d754a25e8"), "name" : "vinit", "lang" : "jss", "exp" : "3", "mob" : "121111", "salary" : "1110000" }</text:p>
      <text:p text:style-name="Standard">{ "_id" : ObjectId("61cac3cceacd359d754a25e9"), "name" : "vinita", "lang" : "jsas", "exp" : "31", "mob" : "1211111", "salary" : "11110000" }</text:p>
      <text:p text:style-name="Standard">{ "_id" : ObjectId("61cac3eceacd359d754a25ea"), "name" : "vinitaaaa", "lang" : "jsaas", "exp" : "1", "mob" : "12111111", "salary" : "1111" }</text:p>
      <text:p text:style-name="Standard">{ "_id" : ObjectId("61cac40feacd359d754a25eb"), "name" : "lokesh", "lang" : "cobol", "exp" : "11", "mob" : "1211111176", "salary" : "11111" }</text:p>
      <text:p text:style-name="Standard">{ "_id" : ObjectId("61cac428eacd359d754a25ec"), "name" : "lok", "lang" : "coboli", "exp" : "10", "mob" : "121111117116", "salary" : "1111111" }</text:p>
      <text:p text:style-name="Standard">{ "_id" : ObjectId("61cac44aeacd359d754a25ed"), "name" : "loke", "lang" : "coboii", "exp" : "13", "mob" : "1211111171162", "salary" : "113545641" }</text:p>
      <text:p text:style-name="Standard">{ "_id" : ObjectId("61cac462eacd359d754a25ee"), "name" : "lokew", "lang" : "coboiiw", "exp" : "10", "mob" : "121111162", "salary" : "11333" }</text:p>
      <text:p text:style-name="Standard">{ "_id" : ObjectId("61cac47feacd359d754a25ef"), "name" : "loliw", "lang" : "cobo", "exp" : "10", "mob" : "121111162", "salary" : "11333" }</text:p>
      <text:p text:style-name="Standard">{ "_id" : ObjectId("61cac4a9eacd359d754a25f0"), "name" : "mansi", "lang" : "mongo", "exp" : "30", "mob" : "1211111623", "salary" : "1133333" }</text:p>
      <text:p text:style-name="Standard">&gt; use student</text:p>
      <text:p text:style-name="Standard">switched to db student</text:p>
      <text:p text:style-name="Standard">&gt; db.createCollection("abc");</text:p>
      <text:p text:style-name="Standard">{ "ok" : 1 }</text:p>
      <text:p text:style-name="Standard">&gt; show collections;</text:p>
      <text:p text:style-name="Standard">abc</text:p>
      <text:p text:style-name="Standard">comments</text:p>
      <text:p text:style-name="Standard">student</text:p>
      <text:p text:style-name="Standard">&gt; db.student.insert([{"id":"1","name":"mohit","address":"jaipur","mob":"12345","pincode":"121"</text:p>
      <text:p text:style-name="Standard">... }]};</text:p>
      <text:p text:style-name="Standard">2021-12-28T13:42:13.829+0530 E QUERY <text:s text:c="3"/>[thread1] SyntaxError: missing ) after argument list @(shell):2:2</text:p>
      <text:p text:style-name="Standard">&gt; db.student.insert([{"id":"1","name":"mohit","address":"jaipur","mob":"12345","pincode":"121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soft-page-break/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find();</text:p>
      <text:p text:style-name="Standard">{ "_id" : ObjectId("61cab41c91425c6b2244efb6") }</text:p>
      <text:p text:style-name="Standard">{ "_id" : ObjectId("61cac6eaeacd359d754a25f1"), "id" : "1", "name" : "mohit", "address" : "jaipur", "mob" : "12345", "pincode" : "121" }</text:p>
      <text:p text:style-name="Standard">&gt; db.student.insert([{"id":"2","name":"mohhit","address":"jaipur","mob":"123","pincode":"111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find();</text:p>
      <text:p text:style-name="Standard">{ "_id" : ObjectId("61cab41c91425c6b2244efb6") }</text:p>
      <text:p text:style-name="Standard">{ "_id" : ObjectId("61cac6eaeacd359d754a25f1"), "id" : "1", "name" : "mohit", "address" : "jaipur", "mob" : "12345", "pincode" : "121" }</text:p>
      <text:p text:style-name="Standard">{ "_id" : ObjectId("61cac72feacd359d754a25f2"), "id" : "2", "name" : "mohhit", "address" : "jaipur", "mob" : "123", "pincode" : "111" }</text:p>
      <text:p text:style-name="Standard">&gt; db.student.insert([{"id":"3","name":"mohitt","address":"jai","mob":"123","pincode":"1111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4","name":"aditrya","address":"kota","mob":"1231","pincode":"011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5","name":"adi","address":"kotaa","mob":"11231","pincode":"0110" }]);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5","name":"adityaaa","address":"u.p","mob":"11221","pincode":"0153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6","name":"nikli","address":"asanganer","mob":"11221","pincode":"01544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7","name":"nikuui","address":"asanganer","mob":"112654","pincode":"0154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8","name":"nikuuiee","address":"aesanganer","mob":"1212654","pincode":"01254" }]);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9","name":"nikuuieyae","address":"sitapurir","mob":"1212654","pincode":"01254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insert([{"id":"10","name":"nikuuieyawwe","address":"sitaprurir","mob":"121262254","pincode":"0120054" 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student.find();</text:p>
      <text:p text:style-name="Standard">{ "_id" : ObjectId("61cab41c91425c6b2244efb6") }</text:p>
      <text:p text:style-name="Standard">{ "_id" : ObjectId("61cac6eaeacd359d754a25f1"), "id" : "1", "name" : "mohit", "address" : "jaipur", "mob" : "12345", "pincode" : "121" }</text:p>
      <text:p text:style-name="Standard">{ "_id" : ObjectId("61cac72feacd359d754a25f2"), "id" : "2", "name" : "mohhit", "address" : "jaipur", "mob" : "123", "pincode" : "111" }</text:p>
      <text:p text:style-name="Standard">{ "_id" : ObjectId("61cac7beeacd359d754a25f3"), "id" : "3", "name" : "mohitt", "address" : "jai", "mob" : "123", "pincode" : "1111" }</text:p>
      <text:p text:style-name="Standard">{ "_id" : ObjectId("61cac7dceacd359d754a25f4"), "id" : "4", "name" : "aditrya", "address" : "kota", "mob" : "1231", "pincode" : "011" }</text:p>
      <text:p text:style-name="Standard">{ "_id" : ObjectId("61cac7f3eacd359d754a25f5"), "id" : "5", "name" : "adi", "address" : "kotaa", "mob" : "11231", "pincode" : "0110" }</text:p>
      <text:p text:style-name="Standard">{ "_id" : ObjectId("61cac80deacd359d754a25f6"), "id" : "5", "name" : "adityaaa", "address" : "u.p", "mob" : "11221", "pincode" : "0153" }</text:p>
      <text:p text:style-name="Standard">{ "_id" : ObjectId("61cac83beacd359d754a25f7"), "id" : "6", "name" : "nikli", "address" : "asanganer", "mob" : "11221", "pincode" : "01544" }</text:p>
      <text:p text:style-name="Standard"><text:soft-page-break/>{ "_id" : ObjectId("61cac859eacd359d754a25f8"), "id" : "7", "name" : "nikuui", "address" : "asanganer", "mob" : "112654", "pincode" : "0154" }</text:p>
      <text:p text:style-name="Standard">{ "_id" : ObjectId("61cac87beacd359d754a25f9"), "id" : "8", "name" : "nikuuiee", "address" : "aesanganer", "mob" : "1212654", "pincode" : "01254" }</text:p>
      <text:p text:style-name="Standard">{ "_id" : ObjectId("61cac89ceacd359d754a25fa"), "id" : "9", "name" : "nikuuieyae", "address" : "sitapurir", "mob" : "1212654", "pincode" : "01254" }</text:p>
      <text:p text:style-name="Standard">{ "_id" : ObjectId("61cac8c0eacd359d754a25fb"), "id" : "10", "name" : "nikuuieyawwe", "address" : "sitaprurir", "mob" : "121262254", "pincode" : "0120054" }</text:p>
      <text:p text:style-name="Standard">&gt; show collections;</text:p>
      <text:p text:style-name="Standard">abc</text:p>
      <text:p text:style-name="Standard">comments</text:p>
      <text:p text:style-name="Standard">student</text:p>
      <text:p text:style-name="Standard">&gt; show dbs</text:p>
      <text:p text:style-name="Standard">admin <text:s text:c="7"/>0.000GB</text:p>
      <text:p text:style-name="Standard">config <text:s text:c="6"/>0.000GB</text:p>
      <text:p text:style-name="Standard">customerapp <text:s/>0.000GB</text:p>
      <text:p text:style-name="Standard">local <text:s text:c="7"/>0.000GB</text:p>
      <text:p text:style-name="Standard">student <text:s text:c="5"/>0.000GB</text:p>
      <text:p text:style-name="Standard">&gt; db.student.insert([{"id":"10","name":"nikuuieyawwe","address":"sitaprurir"db.student.insert([{"id":"9","name":"nikuuieyae","address":"sitapurir","modb.student.insert([{"id":"10","name":"nikuuieyawwe","ad</text:p>
      <text:p text:style-name="Standard">&gt; use student1</text:p>
      <text:p text:style-name="Standard">switched to db student1</text:p>
      <text:p text:style-name="Standard">&gt; ^C</text:p>
      <text:p text:style-name="Standard">bye</text:p>
      <text:p text:style-name="Standard">addweb@jlp-04:~$ sudo service mongodb start</text:p>
      <text:p text:style-name="Standard">[sudo] password for addweb: </text:p>
      <text:p text:style-name="Standard">addweb@jlp-04:~$ mongo</text:p>
      <text:p text:style-name="Standard">MongoDB shell version v3.6.8</text:p>
      <text:p text:style-name="Standard">connecting to: mongodb://127.0.0.1:27017</text:p>
      <text:p text:style-name="Standard">Implicit session: session { "id" : UUID("5d322473-f9ea-45c4-84c8-ee52f086ea2d") }</text:p>
      <text:p text:style-name="Standard">MongoDB server version: 3.6.8</text:p>
      <text:p text:style-name="Standard">Server has startup warnings: </text:p>
      <text:p text:style-name="Standard">2021-12-28T11:24:02.919+0530 I STORAGE <text:s/>[initandlisten] </text:p>
      <text:p text:style-name="Standard">2021-12-28T11:24:02.919+0530 I STORAGE <text:s/>[initandlisten] ** WARNING: Using the XFS filesystem is strongly recommended with the WiredTiger storage engine</text:p>
      <text:p text:style-name="Standard">2021-12-28T11:24:02.919+0530 I STORAGE <text:s/>[initandlisten] ** <text:s text:c="9"/>See http://dochub.mongodb.org/core/prodnotes-filesystem</text:p>
      <text:p text:style-name="Standard">2021-12-28T11:24:03.762+0530 I CONTROL <text:s/>[initandlisten] </text:p>
      <text:p text:style-name="Standard">2021-12-28T11:24:03.762+0530 I CONTROL <text:s/>[initandlisten] ** WARNING: Access control is not enabled for the database.</text:p>
      <text:p text:style-name="Standard">2021-12-28T11:24:03.762+0530 I CONTROL <text:s/>[initandlisten] ** <text:s text:c="9"/>Read and write access to data and configuration is unrestricted.</text:p>
      <text:p text:style-name="Standard">2021-12-28T11:24:03.762+0530 I CONTROL <text:s/>[initandlisten] </text:p>
      <text:p text:style-name="Standard">&gt; ^C</text:p>
      <text:p text:style-name="Standard">bye</text:p>
      <text:p text:style-name="Standard">addweb@jlp-04:~$ sudo apt install mongodb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mongodb is already the newest version (1:3.6.9+really3.6.8+90~g8e540c0b6d-0ubuntu5.3).</text:p>
      <text:p text:style-name="Standard"><text:soft-page-break/>The following packages were automatically installed and are no longer required:</text:p>
      <text:p text:style-name="Standard"><text:s text:c="2"/>chromium-codecs-ffmpeg-extra gstreamer1.0-vaapi gyp javascript-common libc-ares2 libgstreamer-plugins-bad1.0-0 libjs-inherits libjs-is-typedarray libjs-psl libjs-typedarray-to-buffer</text:p>
      <text:p text:style-name="Standard"><text:s text:c="2"/>libpython2-stdlib libpython2.7-minimal libpython2.7-stdlib libssl-dev libuv1-dev libva-wayland2 nodejs-doc python-pkg-resources python2 python2-minimal python2.7 python2.7-minimal</text:p>
      <text:p text:style-name="Standard">Use 'sudo apt autoremove' to remove them.</text:p>
      <text:p text:style-name="Standard">0 upgraded, 0 newly installed, 0 to remove and 0 not upgraded.</text:p>
      <text:p text:style-name="Standard">addweb@jlp-04:~$ sudo service mongodb start</text:p>
      <text:p text:style-name="Standard">addweb@jlp-04:~$ mongo</text:p>
      <text:p text:style-name="Standard">MongoDB shell version v3.6.8</text:p>
      <text:p text:style-name="Standard">connecting to: mongodb://127.0.0.1:27017</text:p>
      <text:p text:style-name="Standard">Implicit session: session { "id" : UUID("216cf751-31b4-41f7-9b0c-e9593adbee58") }</text:p>
      <text:p text:style-name="Standard">MongoDB server version: 3.6.8</text:p>
      <text:p text:style-name="Standard">Server has startup warnings: </text:p>
      <text:p text:style-name="Standard">2021-12-28T11:24:02.919+0530 I STORAGE <text:s/>[initandlisten] </text:p>
      <text:p text:style-name="Standard">2021-12-28T11:24:02.919+0530 I STORAGE <text:s/>[initandlisten] ** WARNING: Using the XFS filesystem is strongly recommended with the WiredTiger storage engine</text:p>
      <text:p text:style-name="Standard">2021-12-28T11:24:02.919+0530 I STORAGE <text:s/>[initandlisten] ** <text:s text:c="9"/>See http://dochub.mongodb.org/core/prodnotes-filesystem</text:p>
      <text:p text:style-name="Standard">2021-12-28T11:24:03.762+0530 I CONTROL <text:s/>[initandlisten] </text:p>
      <text:p text:style-name="Standard">2021-12-28T11:24:03.762+0530 I CONTROL <text:s/>[initandlisten] ** WARNING: Access control is not enabled for the database.</text:p>
      <text:p text:style-name="Standard">2021-12-28T11:24:03.762+0530 I CONTROL <text:s/>[initandlisten] ** <text:s text:c="9"/>Read and write access to data and configuration is unrestricted.</text:p>
      <text:p text:style-name="Standard">2021-12-28T11:24:03.762+0530 I CONTROL <text:s/>[initandlisten] </text:p>
      <text:p text:style-name="Standard">&gt; show dbs;</text:p>
      <text:p text:style-name="Standard">admin <text:s text:c="7"/>0.000GB</text:p>
      <text:p text:style-name="Standard">config <text:s text:c="6"/>0.000GB</text:p>
      <text:p text:style-name="Standard">customerapp <text:s/>0.000GB</text:p>
      <text:p text:style-name="Standard">local <text:s text:c="7"/>0.000GB</text:p>
      <text:p text:style-name="Standard">student <text:s text:c="5"/>0.000GB</text:p>
      <text:p text:style-name="Standard">&gt; sudo service mongodb start</text:p>
      <text:p text:style-name="Standard">2021-12-28T13:58:13.395+0530 E QUERY <text:s text:c="3"/>[thread1] SyntaxError: missing ; before statement @(shell):1:5</text:p>
      <text:p text:style-name="Standard">&gt; mongo</text:p>
      <text:p text:style-name="Standard">2021-12-28T13:58:23.296+0530 E QUERY <text:s text:c="3"/>[thread1] ReferenceError: mongo is not defined :</text:p>
      <text:p text:style-name="Standard">@(shell):1:1</text:p>
      <text:p text:style-name="Standard">&gt; sudo service mongodb start;</text:p>
      <text:p text:style-name="Standard">2021-12-28T13:59:04.073+0530 E QUERY <text:s text:c="3"/>[thread1] SyntaxError: missing ; before statement @(shell):1:5</text:p>
      <text:p text:style-name="Standard">&gt; db.student.insert([{"id":"2","name":"mohhit","address":"jaipur","mob":"db.student.insert([{"id":"1","name":"mohit","address":"jaipur","mob":"1db.student.insert([{"id":"1","name":"mohit","address":"jaipur","mob":"1db.user.insert({'name':'mansi','lang':'mongo','exp':'30','mob':'1211111db.user.insert({'name':'loliw','lang':'cobo','exp':'10','mob':'12111116db.user.insert({'name':'lokew','lang':'coboiiw','exp':'10','mob':'12111db.user.insert({'name':'loke','lang':'coboii','exp':'13','mob':'1211111db.user.insert({'name':'lok','lang':'coboli','exp':'10','mob':'12111111db.user.insert({'name':'lokesh','lang':'c</text:p>
      <text:p text:style-name="Standard">&gt; show dbs;</text:p>
      <text:p text:style-name="Standard">admin <text:s text:c="7"/>0.000GB</text:p>
      <text:p text:style-name="Standard">config <text:s text:c="6"/>0.000GB</text:p>
      <text:p text:style-name="Standard">customerapp <text:s/>0.000GB</text:p>
      <text:p text:style-name="Standard">local <text:s text:c="7"/>0.000GB</text:p>
      <text:p text:style-name="Standard"><text:soft-page-break/>student <text:s text:c="5"/>0.000GB</text:p>
      <text:p text:style-name="Standard">&gt; use abc;</text:p>
      <text:p text:style-name="Standard">switched to db abc</text:p>
      <text:p text:style-name="Standard">&gt; </text:p>
      <text:p text:style-name="Standard">&gt; db.createCollection("abp");</text:p>
      <text:p text:style-name="Standard">{ "ok" : 1 }</text:p>
      <text:p text:style-name="Standard">&gt; show.collections;</text:p>
      <text:p text:style-name="Standard">2021-12-28T14:50:11.527+0530 E QUERY <text:s text:c="3"/>[thread1] ReferenceError: show is not defined :</text:p>
      <text:p text:style-name="Standard">@(shell):1:1</text:p>
      <text:p text:style-name="Standard">&gt; show collections;</text:p>
      <text:p text:style-name="Standard">abp</text:p>
      <text:p text:style-name="Standard">&gt; db.abp.insert([{"id":"1","name":"aditya","city":"jaipur","phone_no":"1234","salary":"1000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find();</text:p>
      <text:p text:style-name="Standard">{ "_id" : ObjectId("61cad75e2b9596f588c4194e"), "id" : "1", "name" : "aditya", "city" : "jaipur", "phone_no" : "1234", "salary" : "1000000" }</text:p>
      <text:p text:style-name="Standard">&gt; db.abp.insert([{"id":"2","name":"adi","city":"jaipur","phone_no":"12345","salary":"10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3","name":"aditi","city":"panjab","phone_no":"123345","salary":"130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4","name":"ankush","city":"Delhi","phone_no":"125543345","salary":"13000"}]);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5","name":"anku","city":"NewDelhi","phone_no":"1255433345","salary":"123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6","name":"anikat","city":"gkp","phone_no":"125543","salary":"123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7","name":"akrity","city":"patna","phone_no":"2125543","salary":"1223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8","name":"muku","city":"dowariya","phone_no":"213325543","salary":"21223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soft-page-break/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9","name":"mukuikya","city":"dowaa","phone_no":"21332554443","salary":"21223334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p.insert([{"id":"10","name":"riya","city":"padrauna","phone_no":"21335332554443","salary":"2531223334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show dbs;</text:p>
      <text:p text:style-name="Standard">abc <text:s text:c="9"/>0.000GB</text:p>
      <text:p text:style-name="Standard">admin <text:s text:c="7"/>0.000GB</text:p>
      <text:p text:style-name="Standard">config <text:s text:c="6"/>0.000GB</text:p>
      <text:p text:style-name="Standard">customerapp <text:s/>0.000GB</text:p>
      <text:p text:style-name="Standard">local <text:s text:c="7"/>0.000GB</text:p>
      <text:p text:style-name="Standard">student <text:s text:c="5"/>0.000GB</text:p>
      <text:p text:style-name="Standard">&gt; db.abp.find();</text:p>
      <text:p text:style-name="Standard">{ "_id" : ObjectId("61cad75e2b9596f588c4194e"), "id" : "1", "name" : "aditya", "city" : "jaipur", "phone_no" : "1234", "salary" : "1000000" }</text:p>
      <text:p text:style-name="Standard">{ "_id" : ObjectId("61cad78d2b9596f588c4194f"), "id" : "2", "name" : "adi", "city" : "jaipur", "phone_no" : "12345", "salary" : "10000" }</text:p>
      <text:p text:style-name="Standard">{ "_id" : ObjectId("61cad7a92b9596f588c41950"), "id" : "3", "name" : "aditi", "city" : "panjab", "phone_no" : "123345", "salary" : "130000" }</text:p>
      <text:p text:style-name="Standard">{ "_id" : ObjectId("61cad7d22b9596f588c41951"), "id" : "4", "name" : "ankush", "city" : "Delhi", "phone_no" : "125543345", "salary" : "13000" }</text:p>
      <text:p text:style-name="Standard">{ "_id" : ObjectId("61cad7ec2b9596f588c41952"), "id" : "5", "name" : "anku", "city" : "NewDelhi", "phone_no" : "1255433345", "salary" : "123000" }</text:p>
      <text:p text:style-name="Standard"><text:soft-page-break/>{ "_id" : ObjectId("61cad80b2b9596f588c41953"), "id" : "6", "name" : "anikat", "city" : "gkp", "phone_no" : "125543", "salary" : "1230" }</text:p>
      <text:p text:style-name="Standard">{ "_id" : ObjectId("61cad82e2b9596f588c41954"), "id" : "7", "name" : "akrity", "city" : "patna", "phone_no" : "2125543", "salary" : "12230" }</text:p>
      <text:p text:style-name="Standard">{ "_id" : ObjectId("61cad8502b9596f588c41955"), "id" : "8", "name" : "muku", "city" : "dowariya", "phone_no" : "213325543", "salary" : "212230" }</text:p>
      <text:p text:style-name="Standard">{ "_id" : ObjectId("61cad8842b9596f588c41956"), "id" : "9", "name" : "mukuikya", "city" : "dowaa", "phone_no" : "21332554443", "salary" : "212233340" }</text:p>
      <text:p text:style-name="Standard">{ "_id" : ObjectId("61cad8a22b9596f588c41957"), "id" : "10", "name" : "riya", "city" : "padrauna", "phone_no" : "21335332554443", "salary" : "25312233340" }</text:p>
      <text:p text:style-name="Standard">&gt; use abd;</text:p>
      <text:p text:style-name="Standard">switched to db abd</text:p>
      <text:p text:style-name="Standard">&gt; db.createCollection("abb");</text:p>
      <text:p text:style-name="Standard">{ "ok" : 1 }</text:p>
      <text:p text:style-name="Standard">&gt; show Collections;</text:p>
      <text:p text:style-name="Standard">2021-12-28T15:01:35.655+0530 E QUERY <text:s text:c="3"/>[thread1] Error: don't know how to show [Collections] :</text:p>
      <text:p text:style-name="Standard">shellHelper.show@src/mongo/shell/utils.js:997:11</text:p>
      <text:p text:style-name="Standard">shellHelper@src/mongo/shell/utils.js:750:15</text:p>
      <text:p text:style-name="Standard">@(shellhelp2):1:1</text:p>
      <text:p text:style-name="Standard">&gt; show Collections</text:p>
      <text:p text:style-name="Standard">2021-12-28T15:01:54.917+0530 E QUERY <text:s text:c="3"/>[thread1] Error: don't know how to show [Collections] :</text:p>
      <text:p text:style-name="Standard">shellHelper.show@src/mongo/shell/utils.js:997:11</text:p>
      <text:p text:style-name="Standard">shellHelper@src/mongo/shell/utils.js:750:15</text:p>
      <text:p text:style-name="Standard">@(shellhelp2):1:1</text:p>
      <text:p text:style-name="Standard">&gt; show collections;</text:p>
      <text:p text:style-name="Standard">abb</text:p>
      <text:p text:style-name="Standard">&gt; db.abd.insert([{"id":"1","name":"surash","emp_no":"111","salary":"10000","batch":"12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2","name":"raku","emp_no":"112","salary":"10001","batch":"12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3","name":"rakuja","emp_no":"113","salary":"10033","batch":"12"}]);</text:p>
      <text:p text:style-name="Standard">BulkWriteResult({</text:p>
      <text:p text:style-name="Standard"><text:soft-page-break/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4","name":"rakujawa","emp_no":"114","salary":"20000","batch":"1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5","name":"rakujaware","emp_no":"115","salary":"200001","batch":"11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6","name":"rinku","emp_no":"116","salary":"2000201","batch":"11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7","name":"rinkuwa","emp_no":"117","salary":"1000203","batch":"19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abd.insert([{"id":"8","name":"niku","emp_no":"117","salary":"10066","batch":"13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9","name":"nikuwa","emp_no":"118","salary":"1022066","batch":"14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insert([{"id":"10","name":"nikuwaree","emp_no":"110","salary":"1022066","batch":"13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bd.find();</text:p>
      <text:p text:style-name="Standard">{ "_id" : ObjectId("61cada382b9596f588c41958"), "id" : "1", "name" : "surash", "emp_no" : "111", "salary" : "10000", "batch" : "12" }</text:p>
      <text:p text:style-name="Standard">{ "_id" : ObjectId("61cada4e2b9596f588c41959"), "id" : "2", "name" : "raku", "emp_no" : "112", "salary" : "10001", "batch" : "12" }</text:p>
      <text:p text:style-name="Standard">{ "_id" : ObjectId("61cada602b9596f588c4195a"), "id" : "3", "name" : "rakuja", "emp_no" : "113", "salary" : "10033", "batch" : "12" }</text:p>
      <text:p text:style-name="Standard">{ "_id" : ObjectId("61cada732b9596f588c4195b"), "id" : "4", "name" : "rakujawa", "emp_no" : "114", "salary" : "20000", "batch" : "10" }</text:p>
      <text:p text:style-name="Standard">{ "_id" : ObjectId("61cada862b9596f588c4195c"), "id" : "5", "name" : "rakujaware", "emp_no" : "115", "salary" : "200001", "batch" : "11" }</text:p>
      <text:p text:style-name="Standard">{ "_id" : ObjectId("61cada9c2b9596f588c4195d"), "id" : "6", "name" : "rinku", "emp_no" : "116", "salary" : "2000201", "batch" : "11" }</text:p>
      <text:p text:style-name="Standard">{ "_id" : ObjectId("61cadab32b9596f588c4195e"), "id" : "7", "name" : "rinkuwa", "emp_no" : "117", "salary" : "1000203", "batch" : "19" }</text:p>
      <text:p text:style-name="Standard"><text:soft-page-break/>{ "_id" : ObjectId("61cadace2b9596f588c4195f"), "id" : "8", "name" : "niku", "emp_no" : "117", "salary" : "10066", "batch" : "13" }</text:p>
      <text:p text:style-name="Standard">{ "_id" : ObjectId("61cadae12b9596f588c41960"), "id" : "9", "name" : "nikuwa", "emp_no" : "118", "salary" : "1022066", "batch" : "14" }</text:p>
      <text:p text:style-name="Standard">{ "_id" : ObjectId("61cadb032b9596f588c41961"), "id" : "10", "name" : "nikuwaree", "emp_no" : "110", "salary" : "1022066", "batch" : "13" }</text:p>
      <text:p text:style-name="Standard">&gt; use docter;</text:p>
      <text:p text:style-name="Standard">switched to db docter</text:p>
      <text:p text:style-name="Standard">&gt; db.createCollection("aaa");</text:p>
      <text:p text:style-name="Standard">{ "ok" : 1 }</text:p>
      <text:p text:style-name="Standard">&gt; db.aaa.insert([{"id":"1","name":"Dr.ankur","phone_no":"12345","city":"jaipur","salary":"1234566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2","name":"Dr.anku","phone_no":"123456","city":"jaipur","salary":"1234444566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3","name":"Dr.ankita","phone_no":"1234567","city":"kota","salary":"12000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3","name":"Dr.ankit","phone_no":"12334567","city":"delhi","salary":"120000010"}]);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5","name":"Dr.ankt","phone_no":"12334567","city":"delhi_east","salary":"2000001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6","name":"Dr.anktaa","phone_no":"112334567","city":"delhi_west","salary":"2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7","name":"Dr.aditya","phone_no":"98390890","city":"u.p","salary":"200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8","name":"Dr.aditi","phone_no":"9839089033","city":"patna","salary":"2200000"}]);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9","name":"Dr.aditi_kr","phone_no":"98390389033","city":"pokhara","salary":"1220000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insert([{"id":"10","name":"Dr.adr","phone_no":"983903890323","city":"pokh","salary":"12200002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aa.find();</text:p>
      <text:p text:style-name="Standard">{ "_id" : ObjectId("61cadbbb2b9596f588c41962"), "id" : "1", "name" : "Dr.ankur", "phone_no" : "12345", "city" : "jaipur", "salary" : "1234566" }</text:p>
      <text:p text:style-name="Standard">{ "_id" : ObjectId("61cadbd12b9596f588c41963"), "id" : "2", "name" : "Dr.anku", "phone_no" : "123456", "city" : "jaipur", "salary" : "1234444566" }</text:p>
      <text:p text:style-name="Standard">{ "_id" : ObjectId("61cadbeb2b9596f588c41964"), "id" : "3", "name" : "Dr.ankita", "phone_no" : "1234567", "city" : "kota", "salary" : "12000000" }</text:p>
      <text:p text:style-name="Standard">{ "_id" : ObjectId("61cadbfb2b9596f588c41965"), "id" : "3", "name" : "Dr.ankit", "phone_no" : "12334567", "city" : "delhi", "salary" : "120000010" }</text:p>
      <text:p text:style-name="Standard">{ "_id" : ObjectId("61cadc2e2b9596f588c41966"), "id" : "5", "name" : "Dr.ankt", "phone_no" : "12334567", "city" : "delhi_east", "salary" : "20000010" }</text:p>
      <text:p text:style-name="Standard">{ "_id" : ObjectId("61cadc492b9596f588c41967"), "id" : "6", "name" : "Dr.anktaa", "phone_no" : "112334567", "city" : "delhi_west", "salary" : "2000" }</text:p>
      <text:p text:style-name="Standard">{ "_id" : ObjectId("61cadc722b9596f588c41968"), "id" : "7", "name" : "Dr.aditya", "phone_no" : "98390890", "city" : "u.p", "salary" : "200000" }</text:p>
      <text:p text:style-name="Standard"><text:soft-page-break/>{ "_id" : ObjectId("61cadc8c2b9596f588c41969"), "id" : "8", "name" : "Dr.aditi", "phone_no" : "9839089033", "city" : "patna", "salary" : "2200000" }</text:p>
      <text:p text:style-name="Standard">{ "_id" : ObjectId("61cadca82b9596f588c4196a"), "id" : "9", "name" : "Dr.aditi_kr", "phone_no" : "98390389033", "city" : "pokhara", "salary" : "12200000" }</text:p>
      <text:p text:style-name="Standard">{ "_id" : ObjectId("61cadcc22b9596f588c4196b"), "id" : "10", "name" : "Dr.adr", "phone_no" : "983903890323", "city" : "pokh", "salary" : "122000020" }</text:p>
      <text:p text:style-name="Standard">&gt; use teacher;</text:p>
      <text:p text:style-name="Standard">switched to db teacher</text:p>
      <text:p text:style-name="Standard">&gt; db.createCollection("aditya");</text:p>
      <text:p text:style-name="Standard">{ "ok" : 1 }</text:p>
      <text:p text:style-name="Standard">&gt; db.aditya.insert([{"eid":"1","name":"abc","age":"21","subject":"hindi","mob":"1234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2","name":"abcd","age":"20","subject":"hindi_1","mob":"12343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3","name":"abcde","age":"22","subject":"english","mob":"123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4","name":"abcdef","age":"23","subject":"maths","mob":"123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soft-page-break/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5","name":"abcdefg","age":"24","subject":"maths_1","mob":"1223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6","name":"abcdefgf","age":"25","subject":"maths_2","mob":"12231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7","name":"abcdeeefgf","age":"25","subject":"maths_4","mob":"12231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8","name":"abcdeedfefgf","age":"27","subject":"c","mob":"12231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soft-page-break/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9","name":"abcdeedfefegf","age":"27","subject":"c++","mob":"12231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insert([{"eid":"10","name":"ddabcdeedfefegf","age":"27","subject":"c++/java","mob":"1332231432567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aditya.find();</text:p>
      <text:p text:style-name="Standard">{ "_id" : ObjectId("61caddc92b9596f588c4196c"), "eid" : "1", "name" : "abc", "age" : "21", "subject" : "hindi", "mob" : "12345678" }</text:p>
      <text:p text:style-name="Standard">{ "_id" : ObjectId("61caddf12b9596f588c4196d"), "eid" : "2", "name" : "abcd", "age" : "20", "subject" : "hindi_1", "mob" : "123435678" }</text:p>
      <text:p text:style-name="Standard">{ "_id" : ObjectId("61cade0f2b9596f588c4196e"), "eid" : "3", "name" : "abcde", "age" : "22", "subject" : "english", "mob" : "1234325678" }</text:p>
      <text:p text:style-name="Standard">{ "_id" : ObjectId("61cade272b9596f588c4196f"), "eid" : "4", "name" : "abcdef", "age" : "23", "subject" : "maths", "mob" : "1234325678" }</text:p>
      <text:p text:style-name="Standard">{ "_id" : ObjectId("61cade622b9596f588c41970"), "eid" : "5", "name" : "abcdefg", "age" : "24", "subject" : "maths_1", "mob" : "12234325678" }</text:p>
      <text:p text:style-name="Standard">{ "_id" : ObjectId("61cade762b9596f588c41971"), "eid" : "6", "name" : "abcdefgf", "age" : "25", "subject" : "maths_2", "mob" : "122314325678" }</text:p>
      <text:p text:style-name="Standard">{ "_id" : ObjectId("61cade932b9596f588c41972"), "eid" : "7", "name" : "abcdeeefgf", "age" : "25", "subject" : "maths_4", "mob" : "122314325678" }</text:p>
      <text:p text:style-name="Standard">{ "_id" : ObjectId("61cadea92b9596f588c41973"), "eid" : "8", "name" : "abcdeedfefgf", "age" : "27", "subject" : "c", "mob" : "122314325678" }</text:p>
      <text:p text:style-name="Standard">{ "_id" : ObjectId("61cadeb92b9596f588c41974"), "eid" : "9", "name" : "abcdeedfefegf", "age" : "27", "subject" : "c++", "mob" : "122314325678" }</text:p>
      <text:p text:style-name="Standard">{ "_id" : ObjectId("61caded12b9596f588c41975"), "eid" : "10", "name" : "ddabcdeedfefegf", "age" : "27", "subject" : "c++/java", "mob" : "13322314325678" }</text:p>
      <text:p text:style-name="Standard"><text:soft-page-break/>&gt; use lic;</text:p>
      <text:p text:style-name="Standard">switched to db lic</text:p>
      <text:p text:style-name="Standard">&gt; db.createCollection("bbb");</text:p>
      <text:p text:style-name="Standard">{ "ok" : 1 }</text:p>
      <text:p text:style-name="Standard">&gt; show collections;</text:p>
      <text:p text:style-name="Standard">bbb</text:p>
      <text:p text:style-name="Standard">&gt; db.bbb.insert([{"lic_no":"001","customer_name":"nikhil ji","amount":"1000","moblie_no":"9839098390","home":"jaipur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02","customer_name":"nikii","amount":"22000","moblie_no":"9839098391","home":"kot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03","customer_name":"niuu","amount":"220020","moblie_no":"9839098392","home":"koky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04","customer_name":"nitu","amount":"2200220","moblie_no":"9839098393","home":"sitapur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soft-page-break/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05","customer_name":"nitu ji chayewali","amount":"22003220","moblie_no":"9839098394","home":"sitputr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06","customer_name":"mohan","amount":"220032203","moblie_no":"9839098395","home":"sitpur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07","customer_name":"pintu ji","amount":"2204032203","moblie_no":"98390983956","home":"jagaag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08","customer_name":"pankaj","amount":"22040322033","moblie_no":"983909839956","home":"loyat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soft-page-break/><text:tab/>"nRemoved" : 0,</text:p>
      <text:p text:style-name="Standard"><text:tab/>"upserted" : [ ]</text:p>
      <text:p text:style-name="Standard">})</text:p>
      <text:p text:style-name="Standard">&gt; db.bbb.insert([{"lic_no":"009","customer_name":"panku","amount":"22040322033","moblie_no":"9839098439956","home":"delhi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insert([{"lic_no":"010","customer_name":"manu","amount":"22033340322033","moblie_no":"98339098439956","home":"delhi_old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bbb.find();</text:p>
      <text:p text:style-name="Standard">{ "_id" : ObjectId("61cadfb72b9596f588c41976"), "lic_no" : "001", "customer_name" : "nikhil ji", "amount" : "1000", "moblie_no" : "9839098390", "home" : "jaipur" }</text:p>
      <text:p text:style-name="Standard">{ "_id" : ObjectId("61cadfd42b9596f588c41977"), "lic_no" : "002", "customer_name" : "nikii", "amount" : "22000", "moblie_no" : "9839098391", "home" : "kota" }</text:p>
      <text:p text:style-name="Standard">{ "_id" : ObjectId("61cadfe92b9596f588c41978"), "lic_no" : "003", "customer_name" : "niuu", "amount" : "220020", "moblie_no" : "9839098392", "home" : "kokya" }</text:p>
      <text:p text:style-name="Standard">{ "_id" : ObjectId("61cae0012b9596f588c41979"), "lic_no" : "004", "customer_name" : "nitu", "amount" : "2200220", "moblie_no" : "9839098393", "home" : "sitapura" }</text:p>
      <text:p text:style-name="Standard">{ "_id" : ObjectId("61cae0202b9596f588c4197a"), "lic_no" : "005", "customer_name" : "nitu ji chayewali", "amount" : "22003220", "moblie_no" : "9839098394", "home" : "sitputr" }</text:p>
      <text:p text:style-name="Standard">{ "_id" : ObjectId("61cae03c2b9596f588c4197b"), "lic_no" : "006", "customer_name" : "mohan", "amount" : "220032203", "moblie_no" : "9839098395", "home" : "sitpur" }</text:p>
      <text:p text:style-name="Standard">{ "_id" : ObjectId("61cae0602b9596f588c4197c"), "lic_no" : "007", "customer_name" : "pintu ji", "amount" : "2204032203", "moblie_no" : "98390983956", "home" : "jagaaga" }</text:p>
      <text:p text:style-name="Standard">{ "_id" : ObjectId("61cae07a2b9596f588c4197d"), "lic_no" : "008", "customer_name" : "pankaj", "amount" : "22040322033", "moblie_no" : "983909839956", "home" : "loyata" }</text:p>
      <text:p text:style-name="Standard">{ "_id" : ObjectId("61cae0962b9596f588c4197e"), "lic_no" : "009", "customer_name" : "panku", "amount" : "22040322033", "moblie_no" : "9839098439956", "home" : "delhi" }</text:p>
      <text:p text:style-name="Standard">{ "_id" : ObjectId("61cae0ac2b9596f588c4197f"), "lic_no" : "010", "customer_name" : "manu", "amount" : "22033340322033", "moblie_no" : "98339098439956", "home" : "delhi_old" }</text:p>
      <text:p text:style-name="Standard">&gt; use pen;</text:p>
      <text:p text:style-name="Standard">switched to db pen</text:p>
      <text:p text:style-name="Standard"><text:soft-page-break/>&gt; db.createCollection("ccc");</text:p>
      <text:p text:style-name="Standard">{ "ok" : 1 }</text:p>
      <text:p text:style-name="Standard">&gt; show collections;</text:p>
      <text:p text:style-name="Standard">ccc</text:p>
      <text:p text:style-name="Standard">&gt; db.ccc.insert([{"name":"babulal","age":"64","moble_no":"934565650","p_buy":"10","address":"kot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insert([{"name":"babulala","age":"65","moble_no":"9345365650","p_buy":"11","address":"koot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insert([{"name":"sonu","age":"63","moble_no":"93453656502","p_buy":"13","address":"kit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insert([{"name":"sonulaa","age":"64","moble_no":"9345365622502","p_buy":"14","address":"sitapur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soft-page-break/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insert([{"name":"niku","age":"66","moble_no":"9345365622502","p_buy":"15","address":"sitapur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insert([{"name":"niku ji","age":"67","moble_no":"934536332","p_buy":"17","address":"sitapur_jaipur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insert([{"name":"nitu","age":"68","moble_no":"93453633332","p_buy":"18","address":"delhi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insert([{"name":"nituiya ji","age":"69","moble_no":"93453633332","p_buy":"18","address":"delhi_old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ccc.insert([{"name":"mahiama","age":"70","moble_no":"932453633332","p_buy":"19","address":"delhi_new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find();</text:p>
      <text:p text:style-name="Standard">{ "_id" : ObjectId("61cae1972b9596f588c41980"), "name" : "babulal", "age" : "64", "moble_no" : "934565650", "p_buy" : "10", "address" : "kota" }</text:p>
      <text:p text:style-name="Standard">{ "_id" : ObjectId("61cae1b52b9596f588c41981"), "name" : "babulala", "age" : "65", "moble_no" : "9345365650", "p_buy" : "11", "address" : "koota" }</text:p>
      <text:p text:style-name="Standard">{ "_id" : ObjectId("61cae1d32b9596f588c41982"), "name" : "sonu", "age" : "63", "moble_no" : "93453656502", "p_buy" : "13", "address" : "kita" }</text:p>
      <text:p text:style-name="Standard">{ "_id" : ObjectId("61cae1ef2b9596f588c41983"), "name" : "sonulaa", "age" : "64", "moble_no" : "9345365622502", "p_buy" : "14", "address" : "sitapur" }</text:p>
      <text:p text:style-name="Standard">{ "_id" : ObjectId("61cae2182b9596f588c41984"), "name" : "niku", "age" : "66", "moble_no" : "9345365622502", "p_buy" : "15", "address" : "sitapur" }</text:p>
      <text:p text:style-name="Standard">{ "_id" : ObjectId("61cae2362b9596f588c41985"), "name" : "niku ji", "age" : "67", "moble_no" : "934536332", "p_buy" : "17", "address" : "sitapur_jaipur" }</text:p>
      <text:p text:style-name="Standard">{ "_id" : ObjectId("61cae2592b9596f588c41986"), "name" : "nitu", "age" : "68", "moble_no" : "93453633332", "p_buy" : "18", "address" : "delhi" }</text:p>
      <text:p text:style-name="Standard">{ "_id" : ObjectId("61cae2702b9596f588c41987"), "name" : "nituiya ji", "age" : "69", "moble_no" : "93453633332", "p_buy" : "18", "address" : "delhi_old" }</text:p>
      <text:p text:style-name="Standard">{ "_id" : ObjectId("61cae2882b9596f588c41988"), "name" : "mahiama", "age" : "70", "moble_no" : "932453633332", "p_buy" : "19", "address" : "delhi_new" }</text:p>
      <text:p text:style-name="Standard">&gt; db.ccc.insert([{"name":"mahi","age":"71","moble_no":"9324453633332","p_buy":"19","address":"delhi phase2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cc.find();</text:p>
      <text:p text:style-name="Standard">{ "_id" : ObjectId("61cae1972b9596f588c41980"), "name" : "babulal", "age" : "64", "moble_no" : "934565650", "p_buy" : "10", "address" : "kota" }</text:p>
      <text:p text:style-name="Standard">{ "_id" : ObjectId("61cae1b52b9596f588c41981"), "name" : "babulala", "age" : "65", "moble_no" : "9345365650", "p_buy" : "11", "address" : "koota" }</text:p>
      <text:p text:style-name="Standard"><text:soft-page-break/>{ "_id" : ObjectId("61cae1d32b9596f588c41982"), "name" : "sonu", "age" : "63", "moble_no" : "93453656502", "p_buy" : "13", "address" : "kita" }</text:p>
      <text:p text:style-name="Standard">{ "_id" : ObjectId("61cae1ef2b9596f588c41983"), "name" : "sonulaa", "age" : "64", "moble_no" : "9345365622502", "p_buy" : "14", "address" : "sitapur" }</text:p>
      <text:p text:style-name="Standard">{ "_id" : ObjectId("61cae2182b9596f588c41984"), "name" : "niku", "age" : "66", "moble_no" : "9345365622502", "p_buy" : "15", "address" : "sitapur" }</text:p>
      <text:p text:style-name="Standard">{ "_id" : ObjectId("61cae2362b9596f588c41985"), "name" : "niku ji", "age" : "67", "moble_no" : "934536332", "p_buy" : "17", "address" : "sitapur_jaipur" }</text:p>
      <text:p text:style-name="Standard">{ "_id" : ObjectId("61cae2592b9596f588c41986"), "name" : "nitu", "age" : "68", "moble_no" : "93453633332", "p_buy" : "18", "address" : "delhi" }</text:p>
      <text:p text:style-name="Standard">{ "_id" : ObjectId("61cae2702b9596f588c41987"), "name" : "nituiya ji", "age" : "69", "moble_no" : "93453633332", "p_buy" : "18", "address" : "delhi_old" }</text:p>
      <text:p text:style-name="Standard">{ "_id" : ObjectId("61cae2882b9596f588c41988"), "name" : "mahiama", "age" : "70", "moble_no" : "932453633332", "p_buy" : "19", "address" : "delhi_new" }</text:p>
      <text:p text:style-name="Standard">{ "_id" : ObjectId("61cae2b02b9596f588c41989"), "name" : "mahi", "age" : "71", "moble_no" : "9324453633332", "p_buy" : "19", "address" : "delhi phase2" }</text:p>
      <text:p text:style-name="Standard">&gt; use cartoon;</text:p>
      <text:p text:style-name="Standard">switched to db cartoon</text:p>
      <text:p text:style-name="Standard">&gt; db.createCollection("ddd");</text:p>
      <text:p text:style-name="Standard">{ "ok" : 1 }</text:p>
      <text:p text:style-name="Standard">&gt; show collections;</text:p>
      <text:p text:style-name="Standard">ddd</text:p>
      <text:p text:style-name="Standard">&gt; db.ddd.insert([{"channel_no":"101","c_name":"abc","aps_no":"101","series":"20","rating_no":"12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02","c_name":"abcd","aps_no":"102","series":"21","rating_no":"112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03","c_name":"abcde","aps_no":"105","series":"241","rating_no":"113"}]);</text:p>
      <text:p text:style-name="Standard">BulkWriteResult({</text:p>
      <text:p text:style-name="Standard"><text:soft-page-break/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04","c_name":"abcdef","aps_no":"105","series":"240","rating_no":"114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05","c_name":"abcdefe","aps_no":"106","series":"250","rating_no":"115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07","c_name":"abcdefed","aps_no":"107","series":"260","rating_no":"116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08","c_name":"abcdefeed","aps_no":"109","series":"260","rating_no":"119"}]);</text:p>
      <text:p text:style-name="Standard">BulkWriteResult({</text:p>
      <text:p text:style-name="Standard"><text:soft-page-break/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09","c_name":"abcderfeed","aps_no":"177","series":"244","rating_no":"120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insert([{"channel_no":"110","c_name":"abcdeddrfeed","aps_no":"177110","series":"2424","rating_no":"127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find();</text:p>
      <text:p text:style-name="Standard">{ "_id" : ObjectId("61cae4132b9596f588c4198a"), "channel_no" : "101", "c_name" : "abc", "aps_no" : "101", "series" : "20", "rating_no" : "12" }</text:p>
      <text:p text:style-name="Standard">{ "_id" : ObjectId("61cae42a2b9596f588c4198b"), "channel_no" : "102", "c_name" : "abcd", "aps_no" : "102", "series" : "21", "rating_no" : "112" }</text:p>
      <text:p text:style-name="Standard">{ "_id" : ObjectId("61cae4492b9596f588c4198c"), "channel_no" : "103", "c_name" : "abcde", "aps_no" : "105", "series" : "241", "rating_no" : "113" }</text:p>
      <text:p text:style-name="Standard">{ "_id" : ObjectId("61cae45b2b9596f588c4198d"), "channel_no" : "104", "c_name" : "abcdef", "aps_no" : "105", "series" : "240", "rating_no" : "114" }</text:p>
      <text:p text:style-name="Standard">{ "_id" : ObjectId("61cae46e2b9596f588c4198e"), "channel_no" : "105", "c_name" : "abcdefe", "aps_no" : "106", "series" : "250", "rating_no" : "115" }</text:p>
      <text:p text:style-name="Standard">{ "_id" : ObjectId("61cae47e2b9596f588c4198f"), "channel_no" : "107", "c_name" : "abcdefed", "aps_no" : "107", "series" : "260", "rating_no" : "116" }</text:p>
      <text:p text:style-name="Standard">{ "_id" : ObjectId("61cae48f2b9596f588c41990"), "channel_no" : "108", "c_name" : "abcdefeed", "aps_no" : "109", "series" : "260", "rating_no" : "119" }</text:p>
      <text:p text:style-name="Standard">{ "_id" : ObjectId("61cae4a62b9596f588c41991"), "channel_no" : "109", "c_name" : "abcderfeed", "aps_no" : "177", "series" : "244", "rating_no" : "120" }</text:p>
      <text:p text:style-name="Standard"><text:soft-page-break/>{ "_id" : ObjectId("61cae4bd2b9596f588c41992"), "channel_no" : "110", "c_name" : "abcdeddrfeed", "aps_no" : "177110", "series" : "2424", "rating_no" : "127" }</text:p>
      <text:p text:style-name="Standard">&gt; db.ddd.insert([{"channel_no":"106","c_name":"abcdeddrfeerrd","aps_no":"17447110","series":"32424","rating_no":"128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dd.find();</text:p>
      <text:p text:style-name="Standard">{ "_id" : ObjectId("61cae4132b9596f588c4198a"), "channel_no" : "101", "c_name" : "abc", "aps_no" : "101", "series" : "20", "rating_no" : "12" }</text:p>
      <text:p text:style-name="Standard">{ "_id" : ObjectId("61cae42a2b9596f588c4198b"), "channel_no" : "102", "c_name" : "abcd", "aps_no" : "102", "series" : "21", "rating_no" : "112" }</text:p>
      <text:p text:style-name="Standard">{ "_id" : ObjectId("61cae4492b9596f588c4198c"), "channel_no" : "103", "c_name" : "abcde", "aps_no" : "105", "series" : "241", "rating_no" : "113" }</text:p>
      <text:p text:style-name="Standard">{ "_id" : ObjectId("61cae45b2b9596f588c4198d"), "channel_no" : "104", "c_name" : "abcdef", "aps_no" : "105", "series" : "240", "rating_no" : "114" }</text:p>
      <text:p text:style-name="Standard">{ "_id" : ObjectId("61cae46e2b9596f588c4198e"), "channel_no" : "105", "c_name" : "abcdefe", "aps_no" : "106", "series" : "250", "rating_no" : "115" }</text:p>
      <text:p text:style-name="Standard">{ "_id" : ObjectId("61cae47e2b9596f588c4198f"), "channel_no" : "107", "c_name" : "abcdefed", "aps_no" : "107", "series" : "260", "rating_no" : "116" }</text:p>
      <text:p text:style-name="Standard">{ "_id" : ObjectId("61cae48f2b9596f588c41990"), "channel_no" : "108", "c_name" : "abcdefeed", "aps_no" : "109", "series" : "260", "rating_no" : "119" }</text:p>
      <text:p text:style-name="Standard">{ "_id" : ObjectId("61cae4a62b9596f588c41991"), "channel_no" : "109", "c_name" : "abcderfeed", "aps_no" : "177", "series" : "244", "rating_no" : "120" }</text:p>
      <text:p text:style-name="Standard">{ "_id" : ObjectId("61cae4bd2b9596f588c41992"), "channel_no" : "110", "c_name" : "abcdeddrfeed", "aps_no" : "177110", "series" : "2424", "rating_no" : "127" }</text:p>
      <text:p text:style-name="Standard">{ "_id" : ObjectId("61cae4e02b9596f588c41993"), "channel_no" : "106", "c_name" : "abcdeddrfeerrd", "aps_no" : "17447110", "series" : "32424", "rating_no" : "128" }</text:p>
      <text:p text:style-name="Standard">&gt; use friends;</text:p>
      <text:p text:style-name="Standard">switched to db friends</text:p>
      <text:p text:style-name="Standard">&gt; db.createCollection("eee");</text:p>
      <text:p text:style-name="Standard">{ "ok" : 1 }</text:p>
      <text:p text:style-name="Standard">&gt; show collections;</text:p>
      <text:p text:style-name="Standard">eee</text:p>
      <text:p text:style-name="Standard">&gt; db.eee.insert([{"f-name":"vinit","f-no":"9839098390","f-age":"21","f-salary":"10000","f-fsubject":"java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eee.insert([{"f-name":"mukesh","f-no":"9839098391","f-age":"23","f-salary":"10030","f-fsubject":"js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lokesh","f-no":"9839098392","f-age":"23","f-salary":"100301","f-fsubject":"jsss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lok","f-no":"9839098393","f-age":"24","f-salary":"1003021","f-fsubject":"jb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lokew","f-no":"9839098394","f-age":"25","f-salary":"1003021","f-fsubject":"jb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nano","f-no":"9839098394","f-age":"27","f-salary":"10030234","f-fsubject":"database"}]);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muku","f-no":"9839098394","f-age":"28","f-salary":"10030234","f-fsubject":"database_1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pakuu","f-no":"9839098394","f-age":"18","f-salary":"100310234","f-fsubject":"jdbc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pankaju","f-no":"9839098394","f-age":"34","f-salary":"100310234","f-fsubject":"jbdc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panja","f-no":"983909228394","f-age":"23","f-salary":"1003102324","f-fsubject":"jbd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soft-page-break/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insert([{"f-name":"nikhil","f-no":"9839092283924","f-age":"26","f-salary":"10031072324","f-fsubject":"ood"}]);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eee.find();</text:p>
      <text:p text:style-name="Standard">{ "_id" : ObjectId("61cae5d72b9596f588c41994"), "f-name" : "vinit", "f-no" : "9839098390", "f-age" : "21", "f-salary" : "10000", "f-fsubject" : "java" }</text:p>
      <text:p text:style-name="Standard">{ "_id" : ObjectId("61cae5f12b9596f588c41995"), "f-name" : "mukesh", "f-no" : "9839098391", "f-age" : "23", "f-salary" : "10030", "f-fsubject" : "js" }</text:p>
      <text:p text:style-name="Standard">{ "_id" : ObjectId("61cae6092b9596f588c41996"), "f-name" : "lokesh", "f-no" : "9839098392", "f-age" : "23", "f-salary" : "100301", "f-fsubject" : "jsss" }</text:p>
      <text:p text:style-name="Standard">{ "_id" : ObjectId("61cae61d2b9596f588c41997"), "f-name" : "lok", "f-no" : "9839098393", "f-age" : "24", "f-salary" : "1003021", "f-fsubject" : "jb" }</text:p>
      <text:p text:style-name="Standard">{ "_id" : ObjectId("61cae62e2b9596f588c41998"), "f-name" : "lokew", "f-no" : "9839098394", "f-age" : "25", "f-salary" : "1003021", "f-fsubject" : "jb" }</text:p>
      <text:p text:style-name="Standard">{ "_id" : ObjectId("61cae64b2b9596f588c41999"), "f-name" : "nano", "f-no" : "9839098394", "f-age" : "27", "f-salary" : "10030234", "f-fsubject" : "database" }</text:p>
      <text:p text:style-name="Standard">{ "_id" : ObjectId("61cae6622b9596f588c4199a"), "f-name" : "muku", "f-no" : "9839098394", "f-age" : "28", "f-salary" : "10030234", "f-fsubject" : "database_1" }</text:p>
      <text:p text:style-name="Standard">{ "_id" : ObjectId("61cae67e2b9596f588c4199b"), "f-name" : "pakuu", "f-no" : "9839098394", "f-age" : "18", "f-salary" : "100310234", "f-fsubject" : "jdbc" }</text:p>
      <text:p text:style-name="Standard">{ "_id" : ObjectId("61cae68f2b9596f588c4199c"), "f-name" : "pankaju", "f-no" : "9839098394", "f-age" : "34", "f-salary" : "100310234", "f-fsubject" : "jbdc" }</text:p>
      <text:p text:style-name="Standard">{ "_id" : ObjectId("61cae6b72b9596f588c4199d"), "f-name" : "panja", "f-no" : "983909228394", "f-age" : "23", "f-salary" : "1003102324", "f-fsubject" : "jbd" }</text:p>
      <text:p text:style-name="Standard">{ "_id" : ObjectId("61cae6c82b9596f588c4199e"), "f-name" : "nikhil", "f-no" : "9839092283924", "f-age" : "26", "f-salary" : "10031072324", "f-fsubject" : "ood" }</text:p>
      <text:p text:style-name="Standard">&gt; show dbs;</text:p>
      <text:p text:style-name="Standard">abc <text:s text:c="9"/>0.000GB</text:p>
      <text:p text:style-name="Standard">abd <text:s text:c="9"/>0.000GB</text:p>
      <text:p text:style-name="Standard">admin <text:s text:c="7"/>0.000GB</text:p>
      <text:p text:style-name="Standard">cartoon <text:s text:c="5"/>0.000GB</text:p>
      <text:p text:style-name="Standard">config <text:s text:c="6"/>0.000GB</text:p>
      <text:p text:style-name="Standard">customerapp <text:s/>0.000GB</text:p>
      <text:p text:style-name="Standard">docter <text:s text:c="6"/>0.000GB</text:p>
      <text:p text:style-name="Standard">friends <text:s text:c="5"/>0.000GB</text:p>
      <text:p text:style-name="Standard">lic <text:s text:c="9"/>0.000GB</text:p>
      <text:p text:style-name="Standard">local <text:s text:c="7"/>0.000GB</text:p>
      <text:p text:style-name="Standard"><text:soft-page-break/>pen <text:s text:c="9"/>0.000GB</text:p>
      <text:p text:style-name="Standard">student <text:s text:c="5"/>0.000GB</text:p>
      <text:p text:style-name="Standard">teacher <text:s text:c="5"/>0.000G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59:56.306157005</meta:creation-date>
    <dc:date>2021-12-28T16:00:28.734477808</dc:date>
    <meta:editing-duration>PT3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4" meta:paragraph-count="1421" meta:word-count="6577" meta:character-count="56485" meta:non-whitespace-character-count="50076"/>
  </office:meta>
</office:document-meta>
</file>